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894e7"/>
    </style:style>
    <style:style style:name="T1" style:family="text">
      <style:text-properties fo:font-size="48pt" officeooo:rsid="001894e7" style:font-size-asian="42pt" style:font-size-complex="4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charBackground"><text:span text:style-name="T1">A nice orange background is so nice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DejaVu Sans" style:font-size-asian="10.5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DejaVu Sans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charBackground" style:family="text">
      <style:text-properties fo:background-color="#ffdbb6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16:33:31.507081981</meta:creation-date>
    <dc:date>2020-11-19T16:35:16.548561970</dc:date>
    <meta:editing-duration>PT1M45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" meta:word-count="7" meta:character-count="36" meta:non-whitespace-character-count="30"/>
  </office:meta>
</office:document-meta>
</file>